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7640786440678" calcext:value-type="float">
            <text:p>2.07641</text:p>
          </table:table-cell>
          <table:table-cell office:value-type="float" office:value="2.566276" calcext:value-type="float">
            <text:p>2.56628</text:p>
          </table:table-cell>
          <table:table-cell office:value-type="float" office:value="3.29118508474576" calcext:value-type="float">
            <text:p>3.291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4175229378531" calcext:value-type="float">
            <text:p>2.14175</text:p>
          </table:table-cell>
          <table:table-cell office:value-type="float" office:value="2.38711150282486" calcext:value-type="float">
            <text:p>2.38711</text:p>
          </table:table-cell>
          <table:table-cell office:value-type="float" office:value="2.95032569491525" calcext:value-type="float">
            <text:p>2.950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52657627119" calcext:value-type="float">
            <text:p>2.21953</text:p>
          </table:table-cell>
          <table:table-cell office:value-type="float" office:value="2.37861425988701" calcext:value-type="float">
            <text:p>2.37861</text:p>
          </table:table-cell>
          <table:table-cell office:value-type="float" office:value="3.40492827118644" calcext:value-type="float">
            <text:p>3.404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025349152542" calcext:value-type="float">
            <text:p>2.34025</text:p>
          </table:table-cell>
          <table:table-cell office:value-type="float" office:value="2.10987394350282" calcext:value-type="float">
            <text:p>2.10987</text:p>
          </table:table-cell>
          <table:table-cell office:value-type="float" office:value="2.86564284745763" calcext:value-type="float">
            <text:p>2.865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35764971751" calcext:value-type="float">
            <text:p>2.21436</text:p>
          </table:table-cell>
          <table:table-cell office:value-type="float" office:value="2.33214894915254" calcext:value-type="float">
            <text:p>2.33215</text:p>
          </table:table-cell>
          <table:table-cell office:value-type="float" office:value="3.14774345762712" calcext:value-type="float">
            <text:p>3.147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092205649717" calcext:value-type="float">
            <text:p>2.33092</text:p>
          </table:table-cell>
          <table:table-cell office:value-type="float" office:value="2.20075346892655" calcext:value-type="float">
            <text:p>2.20075</text:p>
          </table:table-cell>
          <table:table-cell office:value-type="float" office:value="3.10011661016949" calcext:value-type="float">
            <text:p>3.100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845945762712" calcext:value-type="float">
            <text:p>2.32846</text:p>
          </table:table-cell>
          <table:table-cell office:value-type="float" office:value="2.19386262146893" calcext:value-type="float">
            <text:p>2.19386</text:p>
          </table:table-cell>
          <table:table-cell office:value-type="float" office:value="3.1814340338983" calcext:value-type="float">
            <text:p>3.181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631579661017" calcext:value-type="float">
            <text:p>2.32632</text:p>
          </table:table-cell>
          <table:table-cell office:value-type="float" office:value="2.11019579661017" calcext:value-type="float">
            <text:p>2.1102</text:p>
          </table:table-cell>
          <table:table-cell office:value-type="float" office:value="2.78529844067797" calcext:value-type="float">
            <text:p>2.78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621737853107" calcext:value-type="float">
            <text:p>2.23622</text:p>
          </table:table-cell>
          <table:table-cell office:value-type="float" office:value="2.32248698305085" calcext:value-type="float">
            <text:p>2.32249</text:p>
          </table:table-cell>
          <table:table-cell office:value-type="float" office:value="3.27936433898305" calcext:value-type="float">
            <text:p>3.279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156429378531" calcext:value-type="float">
            <text:p>2.32156</text:p>
          </table:table-cell>
          <table:table-cell office:value-type="float" office:value="2.19962768361582" calcext:value-type="float">
            <text:p>2.19963</text:p>
          </table:table-cell>
          <table:table-cell office:value-type="float" office:value="3.08809437288136" calcext:value-type="float">
            <text:p>3.088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693936723164" calcext:value-type="float">
            <text:p>2.31694</text:p>
          </table:table-cell>
          <table:table-cell office:value-type="float" office:value="2.18948174011299" calcext:value-type="float">
            <text:p>2.18948</text:p>
          </table:table-cell>
          <table:table-cell office:value-type="float" office:value="3.12539742372881" calcext:value-type="float">
            <text:p>3.1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16607909605" calcext:value-type="float">
            <text:p>2.25917</text:p>
          </table:table-cell>
          <table:table-cell office:value-type="float" office:value="2.31626393220339" calcext:value-type="float">
            <text:p>2.31626</text:p>
          </table:table-cell>
          <table:table-cell office:value-type="float" office:value="3.13525722033898" calcext:value-type="float">
            <text:p>3.135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444827118644" calcext:value-type="float">
            <text:p>2.24445</text:p>
          </table:table-cell>
          <table:table-cell office:value-type="float" office:value="2.31354894915254" calcext:value-type="float">
            <text:p>2.31355</text:p>
          </table:table-cell>
          <table:table-cell office:value-type="float" office:value="3.24054833898305" calcext:value-type="float">
            <text:p>3.240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148585310734" calcext:value-type="float">
            <text:p>2.31149</text:p>
          </table:table-cell>
          <table:table-cell office:value-type="float" office:value="2.21748675706215" calcext:value-type="float">
            <text:p>2.21749</text:p>
          </table:table-cell>
          <table:table-cell office:value-type="float" office:value="3.06118942372881" calcext:value-type="float">
            <text:p>3.061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82485875706" calcext:value-type="float">
            <text:p>2.30882</text:p>
          </table:table-cell>
          <table:table-cell office:value-type="float" office:value="2.22339310734463" calcext:value-type="float">
            <text:p>2.22339</text:p>
          </table:table-cell>
          <table:table-cell office:value-type="float" office:value="3.13694318644068" calcext:value-type="float">
            <text:p>3.136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2164519774" calcext:value-type="float">
            <text:p>2.30822</text:p>
          </table:table-cell>
          <table:table-cell office:value-type="float" office:value="2.16510865536723" calcext:value-type="float">
            <text:p>2.16511</text:p>
          </table:table-cell>
          <table:table-cell office:value-type="float" office:value="2.87206888135593" calcext:value-type="float">
            <text:p>2.872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87751412429" calcext:value-type="float">
            <text:p>2.30788</text:p>
          </table:table-cell>
          <table:table-cell office:value-type="float" office:value="2.20358293785311" calcext:value-type="float">
            <text:p>2.20358</text:p>
          </table:table-cell>
          <table:table-cell office:value-type="float" office:value="3.14863620338983" calcext:value-type="float">
            <text:p>3.148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578277966102" calcext:value-type="float">
            <text:p>2.30578</text:p>
          </table:table-cell>
          <table:table-cell office:value-type="float" office:value="2.19418187570621" calcext:value-type="float">
            <text:p>2.19418</text:p>
          </table:table-cell>
          <table:table-cell office:value-type="float" office:value="3.08710020338983" calcext:value-type="float">
            <text:p>3.08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70926553672" calcext:value-type="float">
            <text:p>2.30471</text:p>
          </table:table-cell>
          <table:table-cell office:value-type="float" office:value="2.2138806779661" calcext:value-type="float">
            <text:p>2.21388</text:p>
          </table:table-cell>
          <table:table-cell office:value-type="float" office:value="3.0688" calcext:value-type="float">
            <text:p>3.06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747251977401" calcext:value-type="float">
            <text:p>2.29747</text:p>
          </table:table-cell>
          <table:table-cell office:value-type="float" office:value="2.24690596610169" calcext:value-type="float">
            <text:p>2.24691</text:p>
          </table:table-cell>
          <table:table-cell office:value-type="float" office:value="3.13036447457627" calcext:value-type="float">
            <text:p>3.130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738002259887" calcext:value-type="float">
            <text:p>2.29738</text:p>
          </table:table-cell>
          <table:table-cell office:value-type="float" office:value="2.23349855367232" calcext:value-type="float">
            <text:p>2.2335</text:p>
          </table:table-cell>
          <table:table-cell office:value-type="float" office:value="3.03697057627119" calcext:value-type="float">
            <text:p>3.036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39292655367" calcext:value-type="float">
            <text:p>2.29639</text:p>
          </table:table-cell>
          <table:table-cell office:value-type="float" office:value="2.16285315254237" calcext:value-type="float">
            <text:p>2.16285</text:p>
          </table:table-cell>
          <table:table-cell office:value-type="float" office:value="2.78620610169492" calcext:value-type="float">
            <text:p>2.786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55579661017" calcext:value-type="float">
            <text:p>2.29456</text:p>
          </table:table-cell>
          <table:table-cell office:value-type="float" office:value="2.18039500564972" calcext:value-type="float">
            <text:p>2.1804</text:p>
          </table:table-cell>
          <table:table-cell office:value-type="float" office:value="2.94522820338983" calcext:value-type="float">
            <text:p>2.945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334320903955" calcext:value-type="float">
            <text:p>2.27334</text:p>
          </table:table-cell>
          <table:table-cell office:value-type="float" office:value="2.29160931073446" calcext:value-type="float">
            <text:p>2.29161</text:p>
          </table:table-cell>
          <table:table-cell office:value-type="float" office:value="3.22942345762712" calcext:value-type="float">
            <text:p>3.229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066540112994" calcext:value-type="float">
            <text:p>2.29067</text:p>
          </table:table-cell>
          <table:table-cell office:value-type="float" office:value="2.30194562711864" calcext:value-type="float">
            <text:p>2.30195</text:p>
          </table:table-cell>
          <table:table-cell office:value-type="float" office:value="3.34403688135593" calcext:value-type="float">
            <text:p>3.344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94018079096" calcext:value-type="float">
            <text:p>2.2894</text:p>
          </table:table-cell>
          <table:table-cell office:value-type="float" office:value="2.28306418079096" calcext:value-type="float">
            <text:p>2.28306</text:p>
          </table:table-cell>
          <table:table-cell office:value-type="float" office:value="3.28281545762712" calcext:value-type="float">
            <text:p>3.282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89635480226" calcext:value-type="float">
            <text:p>2.28896</text:p>
          </table:table-cell>
          <table:table-cell office:value-type="float" office:value="2.2224858079096" calcext:value-type="float">
            <text:p>2.22249</text:p>
          </table:table-cell>
          <table:table-cell office:value-type="float" office:value="3.12046779661017" calcext:value-type="float">
            <text:p>3.120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70937853107" calcext:value-type="float">
            <text:p>2.28871</text:p>
          </table:table-cell>
          <table:table-cell office:value-type="float" office:value="2.18658451977401" calcext:value-type="float">
            <text:p>2.18658</text:p>
          </table:table-cell>
          <table:table-cell office:value-type="float" office:value="2.93253803389831" calcext:value-type="float">
            <text:p>2.93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38255367232" calcext:value-type="float">
            <text:p>2.28838</text:p>
          </table:table-cell>
          <table:table-cell office:value-type="float" office:value="2.27016085875706" calcext:value-type="float">
            <text:p>2.27016</text:p>
          </table:table-cell>
          <table:table-cell office:value-type="float" office:value="3.26988474576271" calcext:value-type="float">
            <text:p>3.269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46266666667" calcext:value-type="float">
            <text:p>2.28746</text:p>
          </table:table-cell>
          <table:table-cell office:value-type="float" office:value="2.20638741242938" calcext:value-type="float">
            <text:p>2.20639</text:p>
          </table:table-cell>
          <table:table-cell office:value-type="float" office:value="2.90304216949153" calcext:value-type="float">
            <text:p>2.903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62951412429" calcext:value-type="float">
            <text:p>2.28563</text:p>
          </table:table-cell>
          <table:table-cell office:value-type="float" office:value="2.28637674576271" calcext:value-type="float">
            <text:p>2.28638</text:p>
          </table:table-cell>
          <table:table-cell office:value-type="float" office:value="3.21560406779661" calcext:value-type="float">
            <text:p>3.21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35889265537" calcext:value-type="float">
            <text:p>2.27936</text:p>
          </table:table-cell>
          <table:table-cell office:value-type="float" office:value="2.25968815819209" calcext:value-type="float">
            <text:p>2.25969</text:p>
          </table:table-cell>
          <table:table-cell office:value-type="float" office:value="3.09355444067797" calcext:value-type="float">
            <text:p>3.093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57100564972" calcext:value-type="float">
            <text:p>2.28057</text:p>
          </table:table-cell>
          <table:table-cell office:value-type="float" office:value="2.27588253107345" calcext:value-type="float">
            <text:p>2.27588</text:p>
          </table:table-cell>
          <table:table-cell office:value-type="float" office:value="3.24493071186441" calcext:value-type="float">
            <text:p>3.244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348088135593" calcext:value-type="float">
            <text:p>2.27348</text:p>
          </table:table-cell>
          <table:table-cell office:value-type="float" office:value="2.2205675480226" calcext:value-type="float">
            <text:p>2.22057</text:p>
          </table:table-cell>
          <table:table-cell office:value-type="float" office:value="2.83836393220339" calcext:value-type="float">
            <text:p>2.838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11355932203" calcext:value-type="float">
            <text:p>2.27211</text:p>
          </table:table-cell>
          <table:table-cell office:value-type="float" office:value="2.22261299435028" calcext:value-type="float">
            <text:p>2.22261</text:p>
          </table:table-cell>
          <table:table-cell office:value-type="float" office:value="2.99598318644068" calcext:value-type="float">
            <text:p>2.995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15823728814" calcext:value-type="float">
            <text:p>2.26816</text:p>
          </table:table-cell>
          <table:table-cell office:value-type="float" office:value="2.26878705084746" calcext:value-type="float">
            <text:p>2.26879</text:p>
          </table:table-cell>
          <table:table-cell office:value-type="float" office:value="3.05264216949153" calcext:value-type="float">
            <text:p>3.052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04210169492" calcext:value-type="float">
            <text:p>2.26704</text:p>
          </table:table-cell>
          <table:table-cell office:value-type="float" office:value="2.28238153672316" calcext:value-type="float">
            <text:p>2.28238</text:p>
          </table:table-cell>
          <table:table-cell office:value-type="float" office:value="3.18071322033898" calcext:value-type="float">
            <text:p>3.180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126818079096" calcext:value-type="float">
            <text:p>2.26127</text:p>
          </table:table-cell>
          <table:table-cell office:value-type="float" office:value="2.3016426440678" calcext:value-type="float">
            <text:p>2.30164</text:p>
          </table:table-cell>
          <table:table-cell office:value-type="float" office:value="3.245584" calcext:value-type="float">
            <text:p>3.245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915821468927" calcext:value-type="float">
            <text:p>2.25916</text:p>
          </table:table-cell>
          <table:table-cell office:value-type="float" office:value="2.25249934463277" calcext:value-type="float">
            <text:p>2.2525</text:p>
          </table:table-cell>
          <table:table-cell office:value-type="float" office:value="2.97082983050847" calcext:value-type="float">
            <text:p>2.970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33875706215" calcext:value-type="float">
            <text:p>2.25834</text:p>
          </table:table-cell>
          <table:table-cell office:value-type="float" office:value="2.20649355932203" calcext:value-type="float">
            <text:p>2.20649</text:p>
          </table:table-cell>
          <table:table-cell office:value-type="float" office:value="2.91884637288136" calcext:value-type="float">
            <text:p>2.918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720456497175" calcext:value-type="float">
            <text:p>2.2572</text:p>
          </table:table-cell>
          <table:table-cell office:value-type="float" office:value="2.23590795480226" calcext:value-type="float">
            <text:p>2.23591</text:p>
          </table:table-cell>
          <table:table-cell office:value-type="float" office:value="3.03141857627119" calcext:value-type="float">
            <text:p>3.031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63676836158" calcext:value-type="float">
            <text:p>2.25564</text:p>
          </table:table-cell>
          <table:table-cell office:value-type="float" office:value="2.31028919774011" calcext:value-type="float">
            <text:p>2.31029</text:p>
          </table:table-cell>
          <table:table-cell office:value-type="float" office:value="3.13466196610169" calcext:value-type="float">
            <text:p>3.134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07740112994" calcext:value-type="float">
            <text:p>2.25508</text:p>
          </table:table-cell>
          <table:table-cell office:value-type="float" office:value="2.34638836158192" calcext:value-type="float">
            <text:p>2.34639</text:p>
          </table:table-cell>
          <table:table-cell office:value-type="float" office:value="3.29312216949153" calcext:value-type="float">
            <text:p>3.293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134248587571" calcext:value-type="float">
            <text:p>2.30134</text:p>
          </table:table-cell>
          <table:table-cell office:value-type="float" office:value="2.25503502824859" calcext:value-type="float">
            <text:p>2.25504</text:p>
          </table:table-cell>
          <table:table-cell office:value-type="float" office:value="3.27016542372881" calcext:value-type="float">
            <text:p>3.270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7924519774" calcext:value-type="float">
            <text:p>2.25279</text:p>
          </table:table-cell>
          <table:table-cell office:value-type="float" office:value="2.29727957062147" calcext:value-type="float">
            <text:p>2.29728</text:p>
          </table:table-cell>
          <table:table-cell office:value-type="float" office:value="3.16696461016949" calcext:value-type="float">
            <text:p>3.166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13364971751" calcext:value-type="float">
            <text:p>2.24513</text:p>
          </table:table-cell>
          <table:table-cell office:value-type="float" office:value="2.28349590960452" calcext:value-type="float">
            <text:p>2.2835</text:p>
          </table:table-cell>
          <table:table-cell office:value-type="float" office:value="3.11565722033898" calcext:value-type="float">
            <text:p>3.115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66668926554" calcext:value-type="float">
            <text:p>2.26767</text:p>
          </table:table-cell>
          <table:table-cell office:value-type="float" office:value="2.24348917514124" calcext:value-type="float">
            <text:p>2.24349</text:p>
          </table:table-cell>
          <table:table-cell office:value-type="float" office:value="3.1855533559322" calcext:value-type="float">
            <text:p>3.185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8535819209" calcext:value-type="float">
            <text:p>2.23885</text:p>
          </table:table-cell>
          <table:table-cell office:value-type="float" office:value="2.29573561581921" calcext:value-type="float">
            <text:p>2.29574</text:p>
          </table:table-cell>
          <table:table-cell office:value-type="float" office:value="3.14713925423729" calcext:value-type="float">
            <text:p>3.147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29891525424" calcext:value-type="float">
            <text:p>2.2353</text:p>
          </table:table-cell>
          <table:table-cell office:value-type="float" office:value="2.26470015819209" calcext:value-type="float">
            <text:p>2.2647</text:p>
          </table:table-cell>
          <table:table-cell office:value-type="float" office:value="3.13848759322034" calcext:value-type="float">
            <text:p>3.138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833279096045" calcext:value-type="float">
            <text:p>2.23833</text:p>
          </table:table-cell>
          <table:table-cell office:value-type="float" office:value="2.23512137853107" calcext:value-type="float">
            <text:p>2.23512</text:p>
          </table:table-cell>
          <table:table-cell office:value-type="float" office:value="3.01614833898305" calcext:value-type="float">
            <text:p>3.016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02886779661" calcext:value-type="float">
            <text:p>2.23029</text:p>
          </table:table-cell>
          <table:table-cell office:value-type="float" office:value="2.35068517514124" calcext:value-type="float">
            <text:p>2.35069</text:p>
          </table:table-cell>
          <table:table-cell office:value-type="float" office:value="3.19646183050847" calcext:value-type="float">
            <text:p>3.196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206194350282" calcext:value-type="float">
            <text:p>2.22206</text:p>
          </table:table-cell>
          <table:table-cell office:value-type="float" office:value="2.31255606779661" calcext:value-type="float">
            <text:p>2.31256</text:p>
          </table:table-cell>
          <table:table-cell office:value-type="float" office:value="3.06687837288136" calcext:value-type="float">
            <text:p>3.066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041893785311" calcext:value-type="float">
            <text:p>2.22042</text:p>
          </table:table-cell>
          <table:table-cell office:value-type="float" office:value="2.30317294915254" calcext:value-type="float">
            <text:p>2.30317</text:p>
          </table:table-cell>
          <table:table-cell office:value-type="float" office:value="3.00808542372881" calcext:value-type="float">
            <text:p>3.008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930418079096" calcext:value-type="float">
            <text:p>2.2193</text:p>
          </table:table-cell>
          <table:table-cell office:value-type="float" office:value="2.30065570621469" calcext:value-type="float">
            <text:p>2.30066</text:p>
          </table:table-cell>
          <table:table-cell office:value-type="float" office:value="2.96264894915254" calcext:value-type="float">
            <text:p>2.962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625523163842" calcext:value-type="float">
            <text:p>2.30626</text:p>
          </table:table-cell>
          <table:table-cell office:value-type="float" office:value="2.20408946892655" calcext:value-type="float">
            <text:p>2.20409</text:p>
          </table:table-cell>
          <table:table-cell office:value-type="float" office:value="3.00565938983051" calcext:value-type="float">
            <text:p>3.005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75562259887" calcext:value-type="float">
            <text:p>2.19756</text:p>
          </table:table-cell>
          <table:table-cell office:value-type="float" office:value="2.32581893785311" calcext:value-type="float">
            <text:p>2.32582</text:p>
          </table:table-cell>
          <table:table-cell office:value-type="float" office:value="2.98785247457627" calcext:value-type="float">
            <text:p>2.987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554146892655" calcext:value-type="float">
            <text:p>2.29554</text:p>
          </table:table-cell>
          <table:table-cell office:value-type="float" office:value="2.1896984180791" calcext:value-type="float">
            <text:p>2.1897</text:p>
          </table:table-cell>
          <table:table-cell office:value-type="float" office:value="3.02440216949153" calcext:value-type="float">
            <text:p>3.02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910101694915" calcext:value-type="float">
            <text:p>2.3191</text:p>
          </table:table-cell>
          <table:table-cell office:value-type="float" office:value="2.17676519774011" calcext:value-type="float">
            <text:p>2.17677</text:p>
          </table:table-cell>
          <table:table-cell office:value-type="float" office:value="2.92998969491525" calcext:value-type="float">
            <text:p>2.929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71001129944" calcext:value-type="float">
            <text:p>2.15571</text:p>
          </table:table-cell>
          <table:table-cell office:value-type="float" office:value="2.43106662146893" calcext:value-type="float">
            <text:p>2.43107</text:p>
          </table:table-cell>
          <table:table-cell office:value-type="float" office:value="3.26411498305085" calcext:value-type="float">
            <text:p>3.264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109032768362" calcext:value-type="float">
            <text:p>2.10109</text:p>
          </table:table-cell>
          <table:table-cell office:value-type="float" office:value="2.55309055367232" calcext:value-type="float">
            <text:p>2.55309</text:p>
          </table:table-cell>
          <table:table-cell office:value-type="float" office:value="3.38101505084746" calcext:value-type="float">
            <text:p>3.381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0" calcext:value-type="float">
            <text:p>0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5" calcext:value-type="float">
            <text:p>5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5" calcext:value-type="float">
            <text:p>5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12:34.388386259</dc:date>
    <meta:document-statistic meta:table-count="1" meta:cell-count="4638" meta:object-count="0"/>
    <meta:generator>LibreOffice/4.2.8.2$Linux_X86_64 LibreOffice_project/420m0$Build-2</meta:generator>
  </office:meta>
</office:document-meta>
</file>